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8d65" officeooo:paragraph-rsid="00168d65" style:font-size-asian="17.5pt" style:font-size-complex="20pt"/>
    </style:style>
    <style:style style:name="P2" style:family="paragraph" style:parent-style-name="Standard">
      <style:text-properties fo:font-size="20pt" officeooo:rsid="00180087" officeooo:paragraph-rsid="00180087" style:font-size-asian="17.5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fication feature.</text:p>
      <text:p text:style-name="P1">Give a reward on some checkpoint/task</text:p>
      <text:p text:style-name="P1">leaderboard will be good point(global ranking)</text:p>
      <text:p text:style-name="P1">dashboard analytics/ userlevel UI</text:p>
      <text:p text:style-name="P1"/>
      <text:p text:style-name="P2">final submission:</text:p>
      <text:p text:style-name="P2">prototype submission is must.</text:p>
      <text:p text:style-name="P2">Ppt is also welcome or show working model of your project</text:p>
      <text:p text:style-name="P2">(7<text:span text:style-name="T1">th</text:span> to 8<text:span text:style-name="T1">th</text:span> nov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8:05:53.985104565</meta:creation-date>
    <dc:date>2020-10-22T18:15:54.092118038</dc:date>
    <meta:editing-duration>PT10M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39" meta:character-count="257" meta:non-whitespace-character-count="225"/>
  </office:meta>
</office:document-meta>
</file>